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rebuchet MS1" svg:font-family="'Trebuchet MS'" style:font-adornments="Regular" style:font-family-generic="swiss"/>
    <style:font-face style:name="Monospace" svg:font-family="Monospace" style:font-adornments="Regular"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Arial2" svg:font-family="Arial" style:font-adornments="Pogrubiony"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P1" style:family="paragraph" style:parent-style-name="eNagłówek1" style:list-style-name=""/>
    <style:style style:name="T1"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89cm" fo:text-indent="-0.635cm" fo:margin-left="1.28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24cm" fo:text-indent="-0.635cm" fo:margin-left="1.92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59cm" fo:text-indent="-0.635cm" fo:margin-left="2.55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94cm" fo:text-indent="-0.635cm" fo:margin-left="3.19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29cm" fo:text-indent="-0.635cm" fo:margin-left="3.82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64cm" fo:text-indent="-0.635cm" fo:margin-left="4.46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99cm" fo:text-indent="-0.635cm" fo:margin-left="5.0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34cm" fo:text-indent="-0.635cm" fo:margin-left="5.73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69cm" fo:text-indent="-0.635cm" fo:margin-left="6.36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4cm" fo:text-indent="-0.635cm" fo:margin-left="7.004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ys."/>
      </text:sequence-decls>
      <text:p text:style-name="P1">Oświadczenie</text:p>
      <text:p text:style-name="eTekst1"/>
      <text:p text:style-name="eTekst1"/>
      <text:p text:style-name="eTekst1"/>
      <text:p text:style-name="eTekst1"/>
      <text:p text:style-name="eTekst1">Ja, niżej podpisany Jakub Żuchowski, student Wydziału Fizyki Uniwersytetu im. Adama Mickiewicza w Poznaniu oświadczam, że przedkładaną pracę magisterską pt: „<text:span text:style-name="T1">Tworzenie i rozwijanie aplikacji internetowej metodą behawioralną. Na przykładzie aplikacji Ruby on Rails</text:span>” napisałem samodzielnie.</text:p>
      <text:p text:style-name="eTekst1">Oznacza to, że przy pisaniu pracy, poza niezbędnymi konsultacjami, nie korzystałem z pomocy innych osób, a w szczególności nie zlecałem opracowania rozprawy lub jej istotnych części innym osobom, ani nie odpisywałem tej rozprawy lub jej istotnych części od innych osób. Oświadczam ponadto, że niniejsza wersja pracy jest identyczna z załączoną wersją elektroniczną.</text:p>
      <text:p text:style-name="eTekst1">Równocześnie wyrażam zgodę na to, że gdyby powyższe oświadczenie okazało się nieprawdziwe, decyzja o wydaniu mi dyplomu zostanie cofnięta.</text:p>
      <text:p text:style-name="eTekst1"/>
      <text:p text:style-name="eTekst1"/>
      <text:p text:style-name="eTekst1"/>
      <text:p text:style-name="eTekst1"/>
      <text:p text:style-name="eTekst1"/>
      <text:p text:style-name="eTekst1">Data pracy, podpis auto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rebuchet MS1" svg:font-family="'Trebuchet MS'" style:font-adornments="Regular" style:font-family-generic="swiss"/>
    <style:font-face style:name="Monospace" svg:font-family="Monospace" style:font-adornments="Regular"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Arial2" svg:font-family="Arial" style:font-adornments="Pogrubiony"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eTekst1" style:family="paragraph" style:parent-style-name="Standard" style:auto-update="true" style:class="text" style:master-page-name="">
      <style:paragraph-properties fo:margin-left="0.019cm" fo:margin-right="0cm" fo:margin-top="0cm" fo:margin-bottom="0cm" fo:line-height="0.6cm" fo:text-align="start" style:justify-single-word="false" fo:text-indent="1.101cm" style:auto-text-indent="false" style:page-number="auto" style:shadow="none"/>
      <style:text-properties style:font-name="Times New Roman1" fo:font-size="12pt" fo:font-style="normal" fo:font-weight="normal" style:font-size-asian="10.5pt" style:font-style-asian="normal" style:font-weight-asian="normal" style:font-style-complex="normal" style:font-weight-complex="normal"/>
    </style:style>
    <style:style style:name="eNagłówek1" style:family="paragraph" style:parent-style-name="Header" style:next-style-name="eNagłówek2" style:list-style-name="eRozdział" style:class="chapter" style:master-page-name="">
      <style:paragraph-properties fo:margin-left="0cm" fo:margin-right="0cm" fo:margin-top="0.42cm" fo:margin-bottom="0cm" fo:text-align="center" style:justify-single-word="false" fo:text-indent="0cm" style:auto-text-indent="false" style:page-number="auto" fo:background-color="transparent" style:shadow="none">
        <style:tab-stops/>
        <style:background-image/>
      </style:paragraph-properties>
      <style:text-properties fo:font-size="14pt" fo:font-weight="bold"/>
    </style:style>
    <style:style style:name="Footnote" style:family="paragraph" style:parent-style-name="Standard" style:auto-update="true" style:class="extra" style:master-page-name="">
      <style:paragraph-properties fo:margin-left="0.499cm" fo:margin-right="0cm" fo:margin-top="0.101cm" fo:margin-bottom="0.101cm" fo:text-indent="-0.499cm" style:auto-text-indent="false" style:page-number="auto" text:number-lines="false" text:line-number="0"/>
      <style:text-properties style:font-name="Trebuchet MS" fo:font-size="8pt" style:font-size-asian="10pt" style:font-size-complex="10pt"/>
    </style:style>
    <style:style style:name="eLista1" style:family="paragraph" style:parent-style-name="eTekst1" style:class="list" style:master-page-name="">
      <style:paragraph-properties fo:margin-top="0.101cm" fo:margin-bottom="0.101cm"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Tahoma" style:font-size-complex="14pt"/>
    </style:style>
    <style:style style:name="Heading_20_1" style:display-name="Heading 1" style:family="paragraph" style:parent-style-name="Header" style:next-style-name="Text_20_body" style:default-outline-level="1" style:list-style-name="" style:class="text">
      <style:text-properties style:font-name="Times New Roman" fo:font-size="24pt" fo:font-weight="bold" style:font-name-asian="DejaVu Sans" style:font-size-asian="24pt" style:font-weight-asian="bold" style:font-name-complex="Tahoma" style:font-size-complex="24pt"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001cm" style:type="center"/>
          <style:tab-stop style:position="18.002cm" style:type="right"/>
        </style:tab-stops>
      </style:paragraph-properties>
      <style:text-properties style:font-name="DejaVu Sans Mono" fo:font-size="10pt" style:font-size-asian="10.5pt"/>
    </style:style>
    <style:style style:name="eKod" style:family="paragraph" style:master-page-name="">
      <style:paragraph-properties fo:margin-left="0.199cm" fo:margin-right="0cm" fo:text-indent="0.199cm" style:auto-text-indent="false" style:page-number="auto" fo:background-color="transparent" style:shadow="none">
        <style:tab-stops/>
        <style:background-image/>
      </style:paragraph-properties>
      <style:text-properties style:font-name="Monospace" fo:font-size="10pt"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rys." style:family="paragraph" style:parent-style-name="Caption"/>
    <style:style style:name="eTekst2" style:family="paragraph" style:parent-style-name="eTekst1" style:auto-update="true" style:master-page-name="">
      <style:paragraph-properties fo:margin-left="0.019cm" fo:margin-right="0cm" fo:text-indent="1.101cm" style:auto-text-indent="false" style:page-number="auto" fo:padding="0.049cm" fo:border="0.06pt solid #000000" style:shadow="none"/>
      <style:text-properties style:font-name="Trebuchet MS" fo:font-size="10.5pt" fo:font-style="italic"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3cm" fo:margin-bottom="0.3cm" fo:text-indent="0cm" style:auto-text-indent="false" style:page-number="auto">
        <style:tab-stops>
          <style:tab-stop style:position="15.501cm" style:type="right" style:leader-style="dotted" style:leader-text="."/>
        </style:tab-stops>
      </style:paragraph-properties>
    </style:style>
    <style:style style:name="eNagłówek2" style:family="paragraph" style:next-style-name="eTekst1" style:auto-update="true" style:master-page-name="">
      <style:paragraph-properties fo:margin-top="0cm" fo:margin-bottom="1.799cm" fo:text-align="center" style:justify-single-word="false" style:page-number="auto"/>
      <style:text-properties style:font-name="Arial1" fo:font-size="14pt" fo:font-style="normal" fo:font-weight="normal" style:font-size-asian="10.5pt" style:font-style-asian="normal" style:font-style-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02cm" style:type="right" style:leader-style="dotted" style:leader-text="."/>
        </style:tab-stops>
      </style:paragraph-properties>
    </style:style>
    <style:style style:name="eSpis1" style:family="paragraph" style:parent-style-name="Contents_20_1" style:auto-update="true" style:master-page-name="">
      <style:paragraph-properties fo:margin-top="0.3cm" fo:margin-bottom="0cm" style:page-number="auto"/>
      <style:text-properties style:font-name="Arial2" fo:font-size="11pt" fo:font-weight="bold"/>
    </style:style>
    <style:style style:name="eSpis2" style:family="paragraph" style:parent-style-name="eSpis1" style:auto-update="true" style:master-page-name="">
      <style:paragraph-properties fo:margin-left="1cm" fo:margin-right="0cm" fo:margin-top="0cm" fo:margin-bottom="0.199cm" fo:text-indent="0cm" style:auto-text-indent="false" style:page-number="auto"/>
      <style:text-properties fo:font-weight="normal"/>
    </style:style>
    <style:style style:name="eNagłówek1a" style:family="paragraph" style:parent-style-name="Heading_20_1" style:next-style-name="eNagłówek2" style:master-page-name="">
      <style:paragraph-properties fo:margin-top="0cm" fo:margin-bottom="1.799cm" fo:text-align="center" style:justify-single-word="false" style:page-number="auto"/>
      <style:text-properties style:font-name="Arial1" fo:font-size="14pt"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Polecenie_5f_inline" style:display-name="ePolecenie_inline" style:family="text">
      <style:text-properties style:font-name="Monospace" fo:font-size="10pt" style:font-size-asian="10.5pt"/>
    </style:style>
    <style:style style:name="Rubies" style:family="text">
      <style:text-properties fo:font-size="6pt" style:text-underline-style="none" style:font-size-asian="6pt" style:font-size-complex="6pt" style:text-emphasize="none"/>
    </style:style>
    <style:style style:name="kod_5f_komentarz" style:display-name="kod_komentarz" style:family="text" style:parent-style-name="ePolecenie_5f_inline">
      <style:text-properties fo:color="#666666" style:font-size-asian="10.5pt"/>
    </style:style>
    <style:style style:name="kod_5f_czerw" style:display-name="kod_czerw" style:family="text" style:parent-style-name="kod_5f_komentarz">
      <style:text-properties fo:color="#c90016" style:font-size-asian="10.5pt"/>
    </style:style>
    <style:style style:name="kod_5f_ziel" style:display-name="kod_ziel" style:family="text" style:parent-style-name="kod_5f_czerw">
      <style:text-properties fo:color="#355e00" style:font-size-asian="10.5pt"/>
    </style:style>
    <style:style style:name="kod_5f_nieb" style:display-name="kod_nieb" style:family="text" style:parent-style-name="kod_5f_ziel">
      <style:text-properties fo:color="#0066cc"/>
    </style:style>
    <style:style style:name="normal" style:family="text">
      <style:text-properties style:font-size-asian="10.5pt"/>
    </style:style>
    <style:style style:name="kod_5f_fiol" style:display-name="kod_fiol" style:family="text" style:parent-style-name="kod_5f_ziel">
      <style:text-properties fo:color="#94006b" style:font-size-asian="10.5pt"/>
    </style:style>
    <style:style style:name="kod_5f_orng" style:display-name="kod_orng" style:family="text" style:parent-style-name="kod_5f_fiol">
      <style:text-properties fo:color="#ff6309"/>
    </style:style>
    <style:style style:name="kod_5f_lawnd" style:display-name="kod_lawnd" style:family="text" style:parent-style-name="kod_5f_fiol">
      <style:text-properties fo:color="#b84747" style:font-size-asian="10.5pt"/>
    </style:style>
    <style:style style:name="Caption_20_characters" style:display-name="Caption character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8Num2">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Arial Unicode M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fo:font-family="OpenSymbol, 'Arial Unicode M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fo:font-family="OpenSymbol, 'Arial Unicode M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Arial Unicode M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Arial Unicode M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fo:font-family="OpenSymbol, '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Rozdział">
      <text:list-level-style-number text:level="1" style:num-suffix="." style:num-format="I">
        <style:list-level-properties text:list-level-position-and-space-mode="label-alignment" fo:text-align="center">
          <style:list-level-label-alignment text:label-followed-by="space" fo:text-indent="-0.635cm" fo:margin-left="1.27cm"/>
        </style:list-level-properties>
      </text:list-level-style-number>
      <text:list-level-style-number text:level="2" style:num-suffix="." style:num-format="I">
        <style:list-level-properties text:list-level-position-and-space-mode="label-alignment" fo:text-align="center">
          <style:list-level-label-alignment text:label-followed-by="space" fo:text-indent="-0.635cm" fo:margin-left="1.905cm"/>
        </style:list-level-properties>
      </text:list-level-style-number>
      <text:list-level-style-number text:level="3" style:num-suffix="." style:num-format="I">
        <style:list-level-properties text:list-level-position-and-space-mode="label-alignment" fo:text-align="center">
          <style:list-level-label-alignment text:label-followed-by="space" fo:text-indent="-0.635cm" fo:margin-left="2.54cm"/>
        </style:list-level-properties>
      </text:list-level-style-number>
      <text:list-level-style-number text:level="4" style:num-suffix="." style:num-format="I">
        <style:list-level-properties text:list-level-position-and-space-mode="label-alignment" fo:text-align="center">
          <style:list-level-label-alignment text:label-followed-by="space" fo:text-indent="-0.635cm" fo:margin-left="3.175cm"/>
        </style:list-level-properties>
      </text:list-level-style-number>
      <text:list-level-style-number text:level="5" style:num-suffix="." style:num-format="I">
        <style:list-level-properties text:list-level-position-and-space-mode="label-alignment" fo:text-align="center">
          <style:list-level-label-alignment text:label-followed-by="space" fo:text-indent="-0.635cm" fo:margin-left="3.81cm"/>
        </style:list-level-properties>
      </text:list-level-style-number>
      <text:list-level-style-number text:level="6" style:num-suffix="." style:num-format="I">
        <style:list-level-properties text:list-level-position-and-space-mode="label-alignment" fo:text-align="center">
          <style:list-level-label-alignment text:label-followed-by="space" fo:text-indent="-0.635cm" fo:margin-left="4.445cm"/>
        </style:list-level-properties>
      </text:list-level-style-number>
      <text:list-level-style-number text:level="7" style:num-suffix="." style:num-format="I">
        <style:list-level-properties text:list-level-position-and-space-mode="label-alignment" fo:text-align="center">
          <style:list-level-label-alignment text:label-followed-by="space" fo:text-indent="-0.635cm" fo:margin-left="5.08cm"/>
        </style:list-level-properties>
      </text:list-level-style-number>
      <text:list-level-style-number text:level="8" style:num-suffix="." style:num-format="I">
        <style:list-level-properties text:list-level-position-and-space-mode="label-alignment" fo:text-align="center">
          <style:list-level-label-alignment text:label-followed-by="space" fo:text-indent="-0.635cm" fo:margin-left="5.715cm"/>
        </style:list-level-properties>
      </text:list-level-style-number>
      <text:list-level-style-number text:level="9" style:num-suffix="." style:num-format="I">
        <style:list-level-properties text:list-level-position-and-space-mode="label-alignment" fo:text-align="center">
          <style:list-level-label-alignment text:label-followed-by="space" fo:text-indent="-0.635cm" fo:margin-left="6.35cm"/>
        </style:list-level-properties>
      </text:list-level-style-number>
      <text:list-level-style-number text:level="10" style:num-suffix="." style:num-format="I">
        <style:list-level-properties text:list-level-position-and-space-mode="label-alignment" fo:text-align="center">
          <style:list-level-label-alignment text:label-followed-by="space"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88cm" fo:margin-left="3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Żuchowski</meta:initial-creator>
    <meta:creation-date>2011-03-14T20:23:32</meta:creation-date>
    <dc:date>2012-01-28T17:12:28</dc:date>
    <meta:editing-duration>P24DT23H12M38S</meta:editing-duration>
    <meta:editing-cycles>1192</meta:editing-cycles>
    <meta:generator>LibreOffice/3.4$Linux LibreOffice_project/340m1$Build-402</meta:generator>
    <dc:creator>Jakub Żuchowski</dc:creator>
    <meta:document-statistic meta:table-count="0" meta:image-count="0" meta:object-count="0" meta:page-count="1" meta:paragraph-count="5" meta:word-count="112" meta:character-count="839" meta:non-whitespace-character-count="724"/>
  </office:meta>
</office:document-meta>
</file>